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0462a" officeooo:paragraph-rsid="0000462a" style:font-size-asian="18pt" style:font-size-complex="18pt"/>
    </style:style>
    <style:style style:name="P2" style:family="paragraph" style:parent-style-name="Standard">
      <style:text-properties fo:font-size="18pt" officeooo:rsid="00009548" officeooo:paragraph-rsid="00009548" style:font-size-asian="18pt" style:font-size-complex="18pt"/>
    </style:style>
    <style:style style:name="P3" style:family="paragraph" style:parent-style-name="Standard">
      <style:text-properties fo:font-size="18pt" officeooo:rsid="0003dc8a" officeooo:paragraph-rsid="0003dc8a" style:font-size-asian="18pt" style:font-size-complex="18pt"/>
    </style:style>
    <style:style style:name="P4" style:family="paragraph" style:parent-style-name="Standard">
      <style:text-properties fo:font-size="15pt" officeooo:rsid="0000462a" officeooo:paragraph-rsid="0000462a" style:font-size-asian="15pt" style:font-size-complex="15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rsid="0000462a" officeooo:paragraph-rsid="0000462a" style:font-size-asian="14pt" style:font-size-complex="14pt"/>
    </style:style>
    <style:style style:name="P7" style:family="paragraph" style:parent-style-name="Standard">
      <style:text-properties fo:font-size="14pt" officeooo:rsid="0000462a" officeooo:paragraph-rsid="00009548" style:font-size-asian="14pt" style:font-size-complex="14pt"/>
    </style:style>
    <style:style style:name="P8" style:family="paragraph" style:parent-style-name="Standard">
      <style:text-properties fo:font-size="14pt" officeooo:rsid="00009548" officeooo:paragraph-rsid="00009548" style:font-size-asian="14pt" style:font-size-complex="14pt"/>
    </style:style>
    <style:style style:name="P9" style:family="paragraph" style:parent-style-name="Standard">
      <style:text-properties fo:font-size="14pt" officeooo:rsid="0003dc8a" officeooo:paragraph-rsid="0003dc8a" style:font-size-asian="14pt" style:font-size-complex="14pt"/>
    </style:style>
    <style:style style:name="P10" style:family="paragraph" style:parent-style-name="Standard">
      <style:text-properties fo:font-size="14pt" officeooo:rsid="0003dc8a" officeooo:paragraph-rsid="0003dc8a" style:font-size-asian="14pt" style:font-size-complex="14pt"/>
    </style:style>
    <style:style style:name="P11" style:family="paragraph" style:parent-style-name="Standard">
      <style:text-properties fo:font-size="14pt" officeooo:rsid="0005d714" officeooo:paragraph-rsid="0005d714" style:font-size-asian="14pt" style:font-size-complex="14pt"/>
    </style:style>
    <style:style style:name="P12" style:family="paragraph" style:parent-style-name="Standard">
      <style:text-properties fo:font-size="14pt" officeooo:rsid="0005d714" officeooo:paragraph-rsid="000796a3" style:font-size-asian="14pt" style:font-size-complex="14pt"/>
    </style:style>
    <style:style style:name="P13" style:family="paragraph" style:parent-style-name="Standard">
      <style:text-properties fo:font-size="18pt" officeooo:rsid="0005d714" officeooo:paragraph-rsid="0005d714" style:font-size-asian="18pt" style:font-size-complex="18pt"/>
    </style:style>
    <style:style style:name="T1" style:family="text">
      <style:text-properties officeooo:rsid="00009548"/>
    </style:style>
    <style:style style:name="T2" style:family="text">
      <style:text-properties officeooo:rsid="000796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Ordinal value</text:p>
      <text:p text:style-name="P1"/>
      <text:p text:style-name="P5">list=['aravind','aparna']</text:p>
      <text:p text:style-name="P5">print("The origial list \n"+str(list))</text:p>
      <text:p text:style-name="P5">res=[ord(ele)for sub in list for ele in sub]</text:p>
      <text:p text:style-name="P5">print("The ASCII list is:\n"+str(res))</text:p>
      <text:p text:style-name="P5"/>
      <text:p text:style-name="P4"><text:tab/>Output:</text:p>
      <text:p text:style-name="P4"/>
      <text:p text:style-name="P6"><text:tab/>The origial list </text:p>
      <text:p text:style-name="P6"><text:tab/>['aravind', 'aparna']</text:p>
      <text:p text:style-name="P6"><text:tab/>The ASCII list is:</text:p>
      <text:p text:style-name="P6"><text:tab/>[97, 114, 97, 118, 105, 110, 100, 97, 112, 97, 114, 110, 97]</text:p>
      <text:p text:style-name="P6"/>
      <text:p text:style-name="P6"/>
      <text:p text:style-name="P1">2.<text:span text:style-name="T1">Positive Numbers</text:span></text:p>
      <text:p text:style-name="P6"/>
      <text:p text:style-name="P6">numbers=[34.6,-203.4,44.9,68.3,-12.2,44.6,12.7]</text:p>
      <text:p text:style-name="P6">newlist=[n for n in numbers if n&gt;0]</text:p>
      <text:p text:style-name="P6">print(newlist)</text:p>
      <text:p text:style-name="P6"/>
      <text:p text:style-name="P6"><text:tab/>Output:</text:p>
      <text:p text:style-name="P6"/>
      <text:p text:style-name="P6"><text:tab/>[34.6, 44.9, 68.3, 44.6, 12.7]</text:p>
      <text:p text:style-name="P6"/>
      <text:p text:style-name="P6"/>
      <text:p text:style-name="P2">3.Square of n Numbers</text:p>
      <text:p text:style-name="P8"/>
      <text:p text:style-name="P8">print("Enter the Limit:")</text:p>
      <text:p text:style-name="P8">n=int(input())</text:p>
      <text:p text:style-name="P8">squares=[i*i for i in range(n)]</text:p>
      <text:p text:style-name="P8">print("Square of n numbers \n",squares)</text:p>
      <text:p text:style-name="P8"/>
      <text:p text:style-name="P8"/>
      <text:p text:style-name="P7"><text:tab/>Output:</text:p>
      <text:p text:style-name="P7"/>
      <text:p text:style-name="P7"><text:tab/>Enter the Limit:</text:p>
      <text:p text:style-name="P7"><text:tab/>10</text:p>
      <text:p text:style-name="P7"><text:tab/>Square of n numbers </text:p>
      <text:p text:style-name="P7"><text:tab/> [0, 1, 4, 9, 16, 25, 36, 49, 64, 81]</text:p>
      <text:p text:style-name="P7"/>
      <text:p text:style-name="P7"/>
      <text:p text:style-name="P3"><text:soft-page-break/>4.Vowels</text:p>
      <text:p text:style-name="P3"/>
      <text:p text:style-name="P9">elem=input("Enter any Statement:")</text:p>
      <text:p text:style-name="P9">vowels=['a','e','i','o','u']</text:p>
      <text:p text:style-name="P9">list1=[]</text:p>
      <text:p text:style-name="P9">for x in elem:</text:p>
      <text:p text:style-name="P9"><text:s text:c="4"/>if(x in vowels and x not in list1):</text:p>
      <text:p text:style-name="P9"><text:s text:c="8"/>list1.append(x)</text:p>
      <text:p text:style-name="P9">print("Vowels present in given statement:",list1)</text:p>
      <text:p text:style-name="P9"/>
      <text:p text:style-name="P12"><text:tab/>O<text:span text:style-name="T2">ut put</text:span>:</text:p>
      <text:p text:style-name="P12"/>
      <text:p text:style-name="P9"><text:tab/>Enter any Statement:Aliya Abu Abidh</text:p>
      <text:p text:style-name="P9"><text:tab/>Vowels present in given statement: ['i', 'a', 'u']</text:p>
      <text:p text:style-name="P9"/>
      <text:p text:style-name="P9"/>
      <text:p text:style-name="P13">5.Leap Year</text:p>
      <text:p text:style-name="P13"/>
      <text:p text:style-name="P9">import datetime</text:p>
      <text:p text:style-name="P9">date=datetime.date.today()</text:p>
      <text:p text:style-name="P9">currentyear=int(date.strftime("%Y"))</text:p>
      <text:p text:style-name="P9">print("Enter the last year")</text:p>
      <text:p text:style-name="P9">endyear=int(input())</text:p>
      <text:p text:style-name="P9">print("List of Leap Years:")</text:p>
      <text:p text:style-name="P9">for year in range(currentyear,endyear):</text:p>
      <text:p text:style-name="P9"><text:s text:c="4"/>if((year%4==0)and(year%100!=0)or(year%400==0)):</text:p>
      <text:p text:style-name="P9"><text:s text:c="8"/>print(year)</text:p>
      <text:p text:style-name="P9"/>
      <text:p text:style-name="P11"><text:tab/>O<text:span text:style-name="T2">ut put</text:span>:</text:p>
      <text:p text:style-name="P11"/>
      <text:p text:style-name="P11"><text:tab/>Enter the last year</text:p>
      <text:p text:style-name="P11"><text:tab/>2050</text:p>
      <text:p text:style-name="P11"><text:tab/>List of Leap Years:</text:p>
      <text:p text:style-name="P11"><text:tab/>2024</text:p>
      <text:p text:style-name="P11"><text:tab/>2028</text:p>
      <text:p text:style-name="P11"><text:tab/>2032</text:p>
      <text:p text:style-name="P11"><text:tab/>2036</text:p>
      <text:p text:style-name="P11"><text:tab/>2040</text:p>
      <text:p text:style-name="P11"><text:tab/>2044</text:p>
      <text:p text:style-name="P11"><text:tab/>204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5:23:37.683394714</meta:creation-date>
    <dc:date>2021-11-16T09:29:02.477389993</dc:date>
    <meta:editing-duration>PT11M1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58" meta:word-count="174" meta:character-count="1319" meta:non-whitespace-character-count="1150"/>
  </office:meta>
</office:document-meta>
</file>